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28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Policepardéfaut" style:family="text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P32" style:parent-style-name="Normal" style:family="paragraph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P33" style:parent-style-name="Paragraphedeliste" style:list-style-name="LFO1" style:family="paragraph"/>
    <style:style style:name="T3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Policepardéfaut" style:family="text">
      <style:text-properties style:font-name="Times New Roman" style:font-name-complex="Times New Roman" fo:color="#FF0000" fo:font-size="14pt" style:font-size-asian="14pt" style:font-size-complex="14pt"/>
    </style:style>
    <style:style style:name="P41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42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43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44" style:parent-style-name="Paragraphedeliste" style:list-style-name="LFO1" style:family="paragraph"/>
    <style:style style:name="T4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5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Policepardéfaut" style:family="text">
      <style:text-properties style:font-name="Times New Roman" style:font-name-complex="Times New Roman" fo:color="#FF0000" fo:font-size="14pt" style:font-size-asian="14pt" style:font-size-complex="14pt"/>
    </style:style>
    <style:style style:name="P53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54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55" style:parent-style-name="Paragraphedeliste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T5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6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Policepardéfaut" style:family="text">
      <style:text-properties style:font-name="Times New Roman" style:font-name-complex="Times New Roman" fo:color="#FF0000" fo:font-size="14pt" style:font-size-asian="14pt" style:font-size-complex="14pt"/>
    </style:style>
    <style:style style:name="P62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63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64" style:parent-style-name="Normal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65" style:parent-style-name="Paragraphedeliste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T6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Policepardéfaut" style:family="text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P71" style:parent-style-name="Normal" style:family="paragraph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T72" style:parent-style-name="Policepardéfaut" style:family="text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T7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Normal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3">CHAPITRE 6</text:span><text:span text:style-name="T4"> : Le plan Comptable (SYSCOHADA)</text:span></text:p>
      <text:p text:style-name="Normal"><text:span text:style-name="T5">C’est un document comptable dont la signification est la suivante : <text:s/></text:span><text:span text:style-name="T6">S</text:span><text:span text:style-name="T7">ystème<text:s/></text:span><text:span text:style-name="T8">C</text:span><text:span text:style-name="T9">omptable pour l’</text:span><text:span text:style-name="T10">O</text:span><text:span text:style-name="T11">rganisation et l’</text:span><text:span text:style-name="T12">H</text:span><text:span text:style-name="T13">armonisation du<text:s/></text:span><text:span text:style-name="T14">D</text:span><text:span text:style-name="T15">roit des<text:s/></text:span><text:span text:style-name="T16">A</text:span><text:span text:style-name="T17">ffaires en<text:s/></text:span><text:span text:style-name="T18">A</text:span><text:span text:style-name="T19">frique. Les pays concernés font la<text:s/></text:span><text:span text:style-name="T20">comptabilité de la même façon.</text:span></text:p>
      <text:p text:style-name="P21">C’est un document qui est établit en 9 classes afin de faciliter la recherche des numéros de compte.</text:p>
      <text:p text:style-name="P22">Chaque classe indique une catégorie de compte<text:s/></text:p>
      <text:list text:style-name="LFO1" text:continue-numbering="true">
        <text:list-item>
          <text:p text:style-name="P23">LA CLASSE 1</text:p>
        </text:list-item>
      </text:list>
      <text:p text:style-name="Normal"><text:span text:style-name="T24">Ont l’appel classe des ressources durable ou stable comme le<text:s/></text:span><text:span text:style-name="T25">capi</text:span><text:span text:style-name="T26">tal, le résultat, l’emprunt…</text:span></text:p>
      <text:p text:style-name="P27">Tous ces comptes commencent par le même chiffre c’est-à-dire 1<text:s/></text:p>
      <text:p text:style-name="Normal"><text:span text:style-name="T28">Exemple :</text:span><text:span text:style-name="T29"><text:s text:c="2"/></text:span><text:span text:style-name="T30">10 Capital<text:s/></text:span></text:p>
      <text:p text:style-name="P31"><text:tab/><text:s text:c="8"/>13 Résultat</text:p>
      <text:p text:style-name="P32"><text:s text:c="18"/>16 Emprunt<text:s/></text:p>
      <text:list text:style-name="LFO1" text:continue-numbering="true">
        <text:list-item>
          <text:p text:style-name="P33"><text:span text:style-name="T34">LA CLASSE 2</text:span></text:p>
        </text:list-item>
      </text:list>
      <text:p text:style-name="Normal"><text:span text:style-name="T35">On l’appelle classe des immobilisations c’est-à-dire des biens<text:s/></text:span><text:span text:style-name="T36">durables comme<text:s/></text:span><text:span text:style-name="T37">le bâtiment, les terrains, le matériel, de transport, le matériel et mobilier de bureau…</text:span></text:p>
      <text:p text:style-name="P38">Pour trouver les numéros de compte de ces biens il faut lire la classe 2<text:s/></text:p>
      <text:p text:style-name="Normal"><text:span text:style-name="T39">Exemple :<text:s/></text:span><text:span text:style-name="T40">231 Bâtiment<text:s/></text:span></text:p>
      <text:p text:style-name="P41"><text:tab/><text:s text:c="7"/>222 Terrain nus<text:s/></text:p>
      <text:p text:style-name="P42"><text:tab/><text:s text:c="7"/>245<text:s/>matériels de transport</text:p>
      <text:p text:style-name="P43"><text:s text:c="17"/>244 matériels et mobilier de bureau<text:s/></text:p>
      <text:list text:style-name="LFO1" text:continue-numbering="true">
        <text:list-item>
          <text:p text:style-name="P44"><text:span text:style-name="T45">CLASSE 3 (classe des comptes de stock)</text:span></text:p>
        </text:list-item>
      </text:list>
      <text:p text:style-name="Normal"><text:span text:style-name="T46">Tous les éléments achetés et garder en magasins comme les marchandises, les matières premières, tous les produits fabriqués et garder en mag</text:span><text:span text:style-name="T47">asin font parti des<text:s/></text:span><text:span text:style-name="T48">stocks<text:s/></text:span><text:span text:style-name="T49">et leurs numéros commencent par 3</text:span></text:p>
      <text:p text:style-name="P50"/>
      <text:soft-page-break/>
      <text:p text:style-name="Normal"><text:span text:style-name="T51">Exemple : <text:s/></text:span><text:span text:style-name="T52">31 stocks de marchandise<text:s/></text:span></text:p>
      <text:p text:style-name="P53"><text:tab/><text:s text:c="8"/>32 stocks de matière première<text:s/></text:p>
      <text:p text:style-name="P54"><text:tab/><text:s text:c="8"/>36 stocks de produit finis<text:s/></text:p>
      <text:list text:style-name="LFO1" text:continue-numbering="true">
        <text:list-item>
          <text:p text:style-name="P55">CLASSE 4 (classe des comptes de tiers)</text:p>
        </text:list-item>
      </text:list>
      <text:p text:style-name="Normal"><text:span text:style-name="T56"><text:s/>Les tiers sont les<text:s/></text:span><text:span text:style-name="T57">partenaires qui travaille avec l’entreprise comme le<text:s/></text:span><text:span text:style-name="T58">fournisseur, le client, l’Etat, le personnel…<text:s/></text:span></text:p>
      <text:p text:style-name="P59">Pour<text:s/>tous<text:s/>ces tiers leur numéro commence par 4</text:p>
      <text:p text:style-name="Normal"><text:span text:style-name="T60">Exemple :<text:s/></text:span><text:span text:style-name="T61">401 fournisseurs<text:s/></text:span></text:p>
      <text:p text:style-name="P62"><text:tab/><text:s text:c="7"/>411 Client<text:s/></text:p>
      <text:p text:style-name="P63"><text:tab/><text:s text:c="7"/>42 <text:s text:c="2"/>Personnel<text:s/></text:p>
      <text:p text:style-name="P64"><text:s text:c="2"/><text:tab/><text:s text:c="7"/>44 Etat<text:s/></text:p>
      <text:list text:style-name="LFO1" text:continue-numbering="true">
        <text:list-item>
          <text:p text:style-name="P65">LA CLASSE 5 : classe de trésorerie<text:s/></text:p>
        </text:list-item>
      </text:list>
      <text:p text:style-name="Normal"><text:span text:style-name="T66">Pour les endroits où l’entreprise dépose son argent comme la<text:s/></text:span><text:span text:style-name="T67">CCP, BANQUE, CAISSE </text:span><text:span text:style-name="T68">leur numéro de compte commencent par 5<text:s/></text:span></text:p>
      <text:p text:style-name="Normal"><text:span text:style-name="T69">Exemple :<text:s/></text:span><text:span text:style-name="T70">521 Banque<text:s/></text:span></text:p>
      <text:p text:style-name="P71"><text:tab/><text:s text:c="7"/>531 CCP</text:p>
      <text:p text:style-name="Normal"><text:span text:style-name="T72"><text:s text:c="17"/>571 CAISSE<text:s/></text:span><text:span text:style-name="T73"><text:s/></text:span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ieddepage">Livre à acheter : <text:s/>PLAN COMPTABLE SYSCOHADA</text:p>
        <text:p text:style-name="Pieddepage">Numéro qui commence par 2 est une immobilisation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 Hadj Souleymane Bah</meta:initial-creator>
    <dc:creator>El Hadj Souleymane Bah</dc:creator>
    <meta:creation-date>2022-04-07T11:06:00Z</meta:creation-date>
    <dc:date>2022-04-07T20:39:00Z</dc:date>
    <meta:template xlink:href="Normal" xlink:type="simple"/>
    <meta:editing-cycles>3</meta:editing-cycles>
    <meta:editing-duration>PT2400S</meta:editing-duration>
    <meta:document-statistic meta:page-count="2" meta:paragraph-count="3" meta:word-count="295" meta:character-count="1919" meta:row-count="13" meta:non-whitespace-character-count="1627"/>
  </office:meta>
</office:document-meta>
</file>